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2" svg:font-family="Mangal"/>
    <style:font-face style:name="T-FLEX Type A" svg:font-family="'T-FLEX Type A'" style:font-pitch="variable"/>
    <style:font-face style:name="T-FLEX Type B" svg:font-family="'T-FLEX Type B'" style:font-pitch="variable"/>
    <style:font-face style:name="Times New Roman1" svg:font-family="'Times New Roman'" style:font-pitch="variable"/>
    <style:font-face style:name="SimSun2" svg:font-family="SimSu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1" svg:font-family="Mangal" style:font-family-generic="swiss" style:font-pitch="variable"/>
    <style:font-face style:name="SimSun1" svg:font-family="SimSun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master-page-name="">
      <style:paragraph-properties fo:margin-left="0.1937in" fo:margin-right="0.3047in" fo:line-height="150%" fo:text-indent="0in" style:auto-text-indent="false" style:page-number="auto"/>
    </style:style>
    <style:style style:name="P2" style:family="paragraph" style:parent-style-name="Standard">
      <style:paragraph-properties fo:margin-left="0.1937in" fo:margin-right="0.3047in" fo:line-height="150%" fo:text-align="justify" style:justify-single-word="false" fo:text-indent="0in" style:auto-text-indent="false"/>
      <style:text-properties fo:font-size="14pt" officeooo:rsid="0004709c" officeooo:paragraph-rsid="0004709c" style:font-size-asian="14pt" style:font-size-complex="14pt"/>
    </style:style>
    <style:style style:name="P3" style:family="paragraph" style:parent-style-name="Standard">
      <style:paragraph-properties fo:margin-left="0.1937in" fo:margin-right="0.3047in" fo:line-height="150%" fo:text-align="start" style:justify-single-word="false" fo:text-indent="0in" style:auto-text-indent="false"/>
      <style:text-properties fo:font-size="14pt" officeooo:rsid="0004709c" officeooo:paragraph-rsid="000b074b" style:font-size-asian="14pt" style:font-size-complex="14pt"/>
    </style:style>
    <style:style style:name="P4" style:family="paragraph" style:parent-style-name="Standard">
      <style:paragraph-properties fo:margin-left="0.1937in" fo:margin-right="0.3047in" fo:line-height="150%" fo:text-align="start" style:justify-single-word="false" fo:text-indent="0in" style:auto-text-indent="false"/>
      <style:text-properties fo:font-size="14pt" officeooo:rsid="0004709c" officeooo:paragraph-rsid="000c0b1a" style:font-size-asian="14pt" style:font-size-complex="14pt"/>
    </style:style>
    <style:style style:name="P5" style:family="paragraph" style:parent-style-name="Standard">
      <style:paragraph-properties fo:margin-left="0.1937in" fo:margin-right="0.3047in" fo:line-height="200%" fo:text-align="center" style:justify-single-word="false" fo:text-indent="0in" style:auto-text-indent="false"/>
      <style:text-properties fo:font-size="14pt" officeooo:rsid="0004709c" officeooo:paragraph-rsid="0004709c" style:font-size-asian="14pt" style:font-size-complex="14pt"/>
    </style:style>
    <style:style style:name="P6" style:family="paragraph" style:parent-style-name="Standard">
      <style:paragraph-properties fo:margin-left="0.1937in" fo:margin-right="0.3047in" fo:line-height="150%" fo:text-align="justify" style:justify-single-word="false" fo:text-indent="0in" style:auto-text-indent="false"/>
      <style:text-properties fo:font-size="14pt" officeooo:rsid="00067027" officeooo:paragraph-rsid="000d09c0" style:font-size-asian="14pt" style:font-size-complex="14pt"/>
    </style:style>
    <style:style style:name="P7" style:family="paragraph" style:parent-style-name="Standard">
      <style:paragraph-properties fo:margin-left="0.1937in" fo:margin-right="0.3047in" fo:line-height="150%" fo:text-align="justify" style:justify-single-word="false" fo:text-indent="0in" style:auto-text-indent="false"/>
      <style:text-properties fo:font-size="14pt" officeooo:rsid="00067027" officeooo:paragraph-rsid="000d2df7" style:font-size-asian="14pt" style:font-size-complex="14pt"/>
    </style:style>
    <style:style style:name="P8" style:family="paragraph" style:parent-style-name="Standard">
      <style:paragraph-properties fo:margin-left="0.1937in" fo:margin-right="0.3047in" fo:line-height="150%" fo:text-align="justify" style:justify-single-word="false" fo:text-indent="0in" style:auto-text-indent="false"/>
      <style:text-properties fo:font-size="14pt" officeooo:rsid="00067027" officeooo:paragraph-rsid="000d47a1" style:font-size-asian="14pt" style:font-size-complex="14pt"/>
    </style:style>
    <style:style style:name="P9" style:family="paragraph" style:parent-style-name="Standard">
      <style:paragraph-properties fo:margin-left="0.1937in" fo:margin-right="0.3047in" fo:line-height="150%" fo:text-align="justify" style:justify-single-word="false" fo:text-indent="0in" style:auto-text-indent="false"/>
      <style:text-properties fo:font-size="14pt" officeooo:rsid="0016aa1b" officeooo:paragraph-rsid="0016aa1b" style:font-size-asian="14pt" style:font-size-complex="14pt"/>
    </style:style>
    <style:style style:name="P10" style:family="paragraph" style:parent-style-name="Standard">
      <style:paragraph-properties fo:margin-left="0.1937in" fo:margin-right="0.3047in" fo:line-height="150%" fo:text-align="justify" style:justify-single-word="false" fo:text-indent="0in" style:auto-text-indent="false"/>
      <style:text-properties fo:font-size="14pt" fo:language="ru" fo:country="RU" officeooo:rsid="000ab622" officeooo:paragraph-rsid="000ab622" style:font-size-asian="14pt" style:font-size-complex="14pt"/>
    </style:style>
    <style:style style:name="P11" style:family="paragraph" style:parent-style-name="Standard">
      <style:paragraph-properties fo:margin-left="0.1937in" fo:margin-right="0.3047in" fo:line-height="150%" fo:text-align="justify" style:justify-single-word="false" fo:text-indent="0in" style:auto-text-indent="false"/>
      <style:text-properties fo:font-size="14pt" fo:language="ru" fo:country="RU" officeooo:rsid="0014c13a" officeooo:paragraph-rsid="0014c13a" style:font-size-asian="14pt" style:font-size-complex="14pt"/>
    </style:style>
    <style:style style:name="P12" style:family="paragraph" style:parent-style-name="Standard">
      <style:paragraph-properties fo:margin-left="0.1937in" fo:margin-right="0.3047in" fo:line-height="150%" fo:text-align="justify" style:justify-single-word="false" fo:text-indent="0in" style:auto-text-indent="false"/>
      <style:text-properties fo:font-size="14pt" fo:language="ru" fo:country="RU" officeooo:rsid="0016aa1b" officeooo:paragraph-rsid="0016aa1b" style:font-size-asian="14pt" style:font-size-complex="14pt"/>
    </style:style>
    <style:style style:name="P13" style:family="paragraph" style:parent-style-name="Standard">
      <style:paragraph-properties fo:margin-left="0.1937in" fo:margin-right="0.3047in" fo:line-height="150%" fo:text-align="justify" style:justify-single-word="false" fo:text-indent="0in" style:auto-text-indent="false"/>
      <style:text-properties fo:font-size="14pt" fo:language="en" fo:country="US" officeooo:rsid="0016aa1b" officeooo:paragraph-rsid="0016aa1b" style:font-size-asian="14pt" style:font-size-complex="14pt"/>
    </style:style>
    <style:style style:name="P14" style:family="paragraph" style:parent-style-name="Standard">
      <style:paragraph-properties fo:margin-left="0.1937in" fo:margin-right="0.3047in" fo:line-height="150%" fo:text-align="justify" style:justify-single-word="false" fo:text-indent="0in" style:auto-text-indent="false"/>
      <style:text-properties fo:font-size="14pt" fo:language="ru" fo:country="RU" officeooo:rsid="000ab622" officeooo:paragraph-rsid="00197131" style:font-size-asian="14pt" style:font-size-complex="14pt"/>
    </style:style>
    <style:style style:name="P15" style:family="paragraph">
      <style:paragraph-properties style:writing-mode="lr-tb"/>
    </style:style>
    <style:style style:name="P16" style:family="paragraph">
      <style:paragraph-properties fo:text-align="center" style:writing-mode="lr-tb"/>
      <style:text-properties fo:font-size="24pt"/>
    </style:style>
    <style:style style:name="P17" style:family="paragraph">
      <style:paragraph-properties fo:margin-left="0in" fo:margin-right="0in" fo:line-height="150%" fo:text-align="center" fo:text-indent="0in" style:writing-mode="lr-tb"/>
    </style:style>
    <style:style style:name="P18" style:family="paragraph">
      <style:paragraph-properties fo:margin-left="0in" fo:margin-right="0in" fo:line-height="150%" fo:text-align="center" fo:text-indent="0in" style:writing-mode="lr-tb"/>
      <style:text-properties style:font-name="T-FLEX Type B" fo:font-size="11pt" style:font-size-asian="11pt" style:font-size-complex="11pt"/>
    </style:style>
    <style:style style:name="P19" style:family="paragraph">
      <style:paragraph-properties fo:margin-left="0in" fo:margin-right="0in" fo:line-height="150%" fo:text-align="center" fo:text-indent="0in" style:writing-mode="lr-tb"/>
      <style:text-properties style:font-name="T-FLEX Type A" fo:font-size="11pt" style:font-size-asian="11pt" style:font-size-complex="11pt"/>
    </style:style>
    <style:style style:name="P20" style:family="paragraph">
      <style:paragraph-properties fo:margin-left="0in" fo:margin-right="0in" fo:line-height="150%" fo:text-align="justify" fo:text-indent="0in" style:writing-mode="lr-tb"/>
    </style:style>
    <style:style style:name="P21" style:family="paragraph">
      <style:paragraph-properties fo:margin-left="0in" fo:margin-right="0in" fo:line-height="150%" fo:text-align="justify" fo:text-indent="0in" style:writing-mode="lr-tb"/>
      <style:text-properties style:font-name="T-FLEX Type A" fo:font-size="11pt" style:font-size-asian="11pt" style:font-size-complex="11pt"/>
    </style:style>
    <style:style style:name="P22" style:family="paragraph">
      <style:paragraph-properties fo:margin-left="0in" fo:margin-right="0in" fo:line-height="150%" fo:text-align="center" fo:text-indent="0in" style:writing-mode="lr-tb"/>
      <style:text-properties style:font-name="T-FLEX Type A" fo:font-size="11pt" fo:font-style="italic" style:font-size-asian="11pt" style:font-style-asian="italic" style:font-size-complex="11pt" style:font-style-complex="italic"/>
    </style:style>
    <style:style style:name="P23" style:family="paragraph">
      <style:paragraph-properties fo:margin-left="0in" fo:margin-right="0in" fo:line-height="150%" fo:text-align="justify" fo:text-indent="0in" style:writing-mode="lr-tb"/>
      <style:text-properties style:font-name="T-FLEX Type B" fo:font-size="12pt" style:font-size-asian="12pt" style:font-size-complex="12pt"/>
    </style:style>
    <style:style style:name="P24" style:family="paragraph">
      <style:paragraph-properties fo:text-align="center"/>
    </style:style>
    <style:style style:name="P25" style:family="paragraph">
      <style:paragraph-properties fo:margin-left="0in" fo:margin-right="0in" fo:line-height="150%" fo:text-align="center" fo:text-indent="0.4925in" style:writing-mode="lr-tb"/>
      <style:text-properties style:font-name="T-FLEX Type A" fo:font-size="16pt" fo:font-weight="normal" style:font-size-asian="16pt" style:font-weight-asian="normal" style:font-size-complex="16pt" style:font-weight-complex="normal"/>
    </style:style>
    <style:style style:name="P26" style:family="paragraph">
      <style:paragraph-properties fo:margin-left="0in" fo:margin-right="0in" fo:line-height="150%" fo:text-align="justify" fo:text-indent="0in" style:writing-mode="lr-tb"/>
      <style:text-properties style:font-name="T-FLEX Type B" fo:font-size="12pt" fo:font-style="italic" style:font-size-asian="12pt" style:font-style-asian="italic" style:font-size-complex="12pt" style:font-style-complex="italic"/>
    </style:style>
    <style:style style:name="P27" style:family="paragraph">
      <style:paragraph-properties fo:margin-left="0in" fo:margin-right="0in" fo:line-height="150%" fo:text-align="start" fo:text-indent="0in" style:writing-mode="lr-tb"/>
    </style:style>
    <style:style style:name="P28" style:family="paragraph">
      <style:paragraph-properties fo:margin-left="0in" fo:margin-right="0in" fo:line-height="150%" fo:text-align="start" fo:text-indent="0in" style:writing-mode="lr-tb"/>
      <style:text-properties style:font-name="T-FLEX Type A" fo:font-size="11pt" style:font-size-asian="11pt" style:font-size-complex="11pt"/>
    </style:style>
    <style:style style:name="P29" style:family="paragraph">
      <style:paragraph-properties fo:margin-left="0in" fo:margin-right="0in" fo:line-height="150%" fo:text-align="center" fo:text-indent="0.4925in" style:writing-mode="lr-tb"/>
      <style:text-properties style:font-name="T-FLEX Type A" fo:font-size="16pt" fo:font-style="italic" style:font-size-asian="16pt" style:font-style-asian="italic" style:font-size-complex="16pt" style:font-style-complex="italic"/>
    </style:style>
    <style:style style:name="P30" style:family="paragraph">
      <style:paragraph-properties fo:margin-left="0in" fo:margin-right="0in" fo:line-height="150%" fo:text-align="center" fo:text-indent="0.4925in" style:writing-mode="lr-tb"/>
      <style:text-properties style:font-name="T-FLEX Type A" fo:font-size="11pt" fo:font-style="italic" style:font-size-asian="11pt" style:font-style-asian="italic" style:font-size-complex="11pt" style:font-style-complex="italic"/>
    </style:style>
    <style:style style:name="P31" style:family="paragraph">
      <style:paragraph-properties fo:margin-left="0in" fo:margin-right="0in" fo:line-height="150%" fo:text-align="justify" fo:text-indent="0.4925in" style:writing-mode="lr-tb"/>
      <style:text-properties style:font-name="T-FLEX Type B" fo:font-size="12pt" fo:font-style="italic" style:font-size-asian="12pt" style:font-style-asian="italic" style:font-size-complex="12pt" style:font-style-complex="italic"/>
    </style:style>
    <style:style style:name="P32" style:family="paragraph">
      <style:paragraph-properties fo:margin-left="0in" fo:margin-right="0in" fo:line-height="150%" fo:text-align="center" fo:text-indent="0.4925in" style:writing-mode="lr-tb"/>
      <style:text-properties style:font-name="T-FLEX Type B" fo:font-size="16pt" style:font-size-asian="16pt" style:font-size-complex="16pt"/>
    </style:style>
    <style:style style:name="T1" style:family="text">
      <style:text-properties officeooo:rsid="0002c8ea" style:font-size-asian="12.25pt"/>
    </style:style>
    <style:style style:name="T2" style:family="text">
      <style:text-properties officeooo:rsid="0005b77f" style:font-size-asian="12.25pt"/>
    </style:style>
    <style:style style:name="T3" style:family="text">
      <style:text-properties officeooo:rsid="0005f38a" style:font-size-asian="12.25pt"/>
    </style:style>
    <style:style style:name="T4" style:family="text">
      <style:text-properties officeooo:rsid="0007af8f" style:font-size-asian="12.25pt"/>
    </style:style>
    <style:style style:name="T5" style:family="text">
      <style:text-properties officeooo:rsid="0016aa1b" style:font-size-asian="12.25pt"/>
    </style:style>
    <style:style style:name="T6" style:family="text">
      <style:text-properties officeooo:rsid="000e6a29" style:font-size-asian="12.25pt"/>
    </style:style>
    <style:style style:name="T7" style:family="text">
      <style:text-properties fo:language="en" fo:country="US"/>
    </style:style>
    <style:style style:name="T8" style:family="text">
      <style:text-properties fo:language="en" fo:country="US" officeooo:rsid="000a2d42"/>
    </style:style>
    <style:style style:name="T9" style:family="text">
      <style:text-properties fo:language="en" fo:country="US" officeooo:rsid="0010322a" style:font-size-asian="12.25pt"/>
    </style:style>
    <style:style style:name="T10" style:family="text">
      <style:text-properties fo:language="en" fo:country="US" officeooo:rsid="00197131" style:font-size-asian="12.25pt"/>
    </style:style>
    <style:style style:name="T11" style:family="text">
      <style:text-properties fo:language="en" fo:country="US" officeooo:rsid="000eed23"/>
    </style:style>
    <style:style style:name="T12" style:family="text">
      <style:text-properties fo:language="en" fo:country="US" officeooo:rsid="001020ff"/>
    </style:style>
    <style:style style:name="T13" style:family="text">
      <style:text-properties fo:language="en" fo:country="US" officeooo:rsid="00112766"/>
    </style:style>
    <style:style style:name="T14" style:family="text">
      <style:text-properties fo:language="en" fo:country="US" officeooo:rsid="0012b2cc"/>
    </style:style>
    <style:style style:name="T15" style:family="text">
      <style:text-properties fo:language="en" fo:country="US" officeooo:rsid="001466e6"/>
    </style:style>
    <style:style style:name="T16" style:family="text">
      <style:text-properties fo:language="en" fo:country="US" officeooo:rsid="0014c13a"/>
    </style:style>
    <style:style style:name="T17" style:family="text">
      <style:text-properties fo:language="en" fo:country="US" officeooo:rsid="00197131"/>
    </style:style>
    <style:style style:name="T18" style:family="text">
      <style:text-properties officeooo:rsid="0014c13a"/>
    </style:style>
    <style:style style:name="T19" style:family="text">
      <style:text-properties officeooo:rsid="0004709c"/>
    </style:style>
    <style:style style:name="T20" style:family="text">
      <style:text-properties officeooo:rsid="0016aa1b"/>
    </style:style>
    <style:style style:name="T21" style:family="text">
      <style:text-properties officeooo:rsid="00197131"/>
    </style:style>
    <style:style style:name="T22" style:family="text">
      <style:text-properties style:use-window-font-color="true" style:font-name="T-FLEX Type A" fo:font-size="11pt" fo:language="ru" fo:country="RU" fo:font-style="italic" style:font-name-asian="Arial" style:font-size-asian="11pt" style:language-asian="ar" style:country-asian="SA" style:font-style-asian="italic" style:font-name-complex="Calibri" style:font-size-complex="11pt" style:language-complex="ar" style:country-complex="SA"/>
    </style:style>
    <style:style style:name="T23" style:family="text">
      <style:text-properties style:use-window-font-color="true" style:font-name="T-FLEX Type B" fo:font-size="11pt" fo:language="ru" fo:country="RU" fo:font-style="italic" style:font-name-asian="Arial" style:font-size-asian="11pt" style:language-asian="ar" style:country-asian="SA" style:font-style-asian="italic" style:font-name-complex="Calibri" style:font-size-complex="11pt" style:language-complex="ar" style:country-complex="SA"/>
    </style:style>
    <style:style style:name="T24" style:family="text">
      <style:text-properties style:use-window-font-color="true" style:font-name="T-FLEX Type A" fo:font-size="11pt" fo:language="uk" fo:country="UA" fo:font-style="italic" style:font-name-asian="Arial" style:font-size-asian="11pt" style:language-asian="ar" style:country-asian="SA" style:font-style-asian="italic" style:font-name-complex="Calibri" style:font-size-complex="11pt" style:language-complex="ar" style:country-complex="SA"/>
    </style:style>
    <style:style style:name="T25" style:family="text">
      <style:text-properties style:font-name="T-FLEX Type A" fo:font-size="11pt" fo:font-style="italic" style:font-size-asian="11pt" style:font-style-asian="italic" style:font-size-complex="11pt" style:font-style-complex="italic"/>
    </style:style>
    <style:style style:name="T26" style:family="text">
      <style:text-properties style:use-window-font-color="true" style:font-name="T-FLEX Type B" fo:font-size="12pt" fo:language="ru" fo:country="RU" fo:font-style="italic" style:font-name-asian="Arial" style:font-size-asian="12pt" style:language-asian="ar" style:country-asian="SA" style:font-style-asian="italic" style:font-name-complex="Calibri" style:font-size-complex="12pt" style:language-complex="ar" style:country-complex="SA"/>
    </style:style>
    <style:style style:name="T27" style:family="text">
      <style:text-properties style:use-window-font-color="true" style:font-name="T-FLEX Type A" fo:font-size="16pt" fo:language="ru" fo:country="RU" fo:font-style="italic" fo:font-weight="normal" style:font-name-asian="Arial" style:font-size-asian="16pt" style:language-asian="ar" style:country-asian="SA" style:font-style-asian="italic" style:font-weight-asian="normal" style:font-name-complex="Calibri" style:font-size-complex="16pt" style:language-complex="ar" style:country-complex="SA" style:font-weight-complex="normal"/>
    </style:style>
    <style:style style:name="T28" style:family="text">
      <style:text-properties style:use-window-font-color="true" style:font-name="T-FLEX Type B" fo:font-size="12pt" fo:letter-spacing="-0.0024in" fo:language="ru" fo:country="RU" fo:font-style="italic" style:font-name-asian="Arial" style:font-size-asian="12pt" style:language-asian="ar" style:country-asian="SA" style:font-style-asian="italic" style:font-name-complex="Calibri" style:font-size-complex="12pt" style:language-complex="ar" style:country-complex="SA" style:font-style-complex="italic"/>
    </style:style>
    <style:style style:name="T29" style:family="text">
      <style:text-properties style:use-window-font-color="true" style:font-name="T-FLEX Type B" fo:font-size="12pt" fo:letter-spacing="-0.0024in" fo:language="ru" fo:country="RU" fo:font-style="italic" style:font-name-asian="Arial" style:font-size-asian="12pt" style:language-asian="ar" style:country-asian="SA" style:font-style-asian="italic" style:font-name-complex="Calibri" style:font-size-complex="12pt" style:language-complex="ar" style:country-complex="SA"/>
    </style:style>
    <style:style style:name="T30" style:family="text">
      <style:text-properties style:use-window-font-color="true" style:font-name="T-FLEX Type A" fo:font-size="16pt" fo:language="ru" fo:country="RU" fo:font-style="italic" style:font-name-asian="Times New Roman" style:font-size-asian="16pt" style:font-style-asian="italic" style:font-name-complex="Calibri" style:font-size-complex="16pt" style:language-complex="ar" style:country-complex="SA" style:font-style-complex="italic"/>
    </style:style>
    <style:style style:name="T31" style:family="text">
      <style:text-properties style:use-window-font-color="true" style:font-name="T-FLEX Type B" fo:font-size="12pt" fo:language="ru" fo:country="RU" fo:font-style="italic" style:font-name-asian="Times New Roman" style:font-size-asian="12pt" style:language-asian="ar" style:country-asian="SA" style:font-style-asian="italic" style:font-name-complex="Calibri" style:font-size-complex="12pt" style:language-complex="ar" style:country-complex="SA" style:font-style-complex="italic"/>
    </style:style>
    <style:style style:name="T32" style:family="text">
      <style:text-properties style:use-window-font-color="true" style:font-name="T-FLEX Type B" fo:font-size="16pt" fo:language="ru" fo:country="RU" fo:font-style="italic" style:font-name-asian="Arial" style:font-size-asian="16pt" style:language-asian="ar" style:country-asian="SA" style:font-style-asian="italic" style:font-name-complex="Calibri" style:font-size-complex="16pt" style:language-complex="ar" style:country-complex="SA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fo:margin-left="0.1256in" fo:margin-right="0.1256in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28in" svg:stroke-color="#000000" draw:stroke-linejoin="miter" draw:fill="none" draw:fill-color="#ffffff" draw:textarea-horizontal-align="left" draw:textarea-vertical-align="middle" draw:auto-grow-height="false" fo:padding-top="0.0902in" fo:padding-bottom="0.0902in" fo:padding-left="0.1736in" fo:padding-right="0.1736in" fo:wrap-option="wrap" draw:shadow="hidden" style:run-through="foreground"/>
    </style:style>
    <style:style style:name="gr3" style:family="graphic">
      <style:graphic-properties draw:stroke="solid" svg:stroke-width="0.028in" svg:stroke-color="#000000" draw:stroke-linejoin="miter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="hidden" style:run-through="foreground"/>
    </style:style>
    <style:style style:name="gr4" style:family="graphic">
      <style:graphic-properties draw:stroke="solid" svg:stroke-width="0.0138in" svg:stroke-color="#000000" draw:stroke-linejoin="miter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="hidden" style:run-through="foreground"/>
    </style:style>
    <style:style style:name="gr5" style:family="graphic">
      <style:graphic-properties draw:stroke="none" draw:fill="none" draw:fill-color="#ffffff" draw:textarea-horizontal-align="justify" draw:textarea-vertical-align="middle" draw:auto-grow-height="false" draw:auto-grow-width="false" fo:padding-top="0.0138in" fo:padding-bottom="0.0138in" fo:padding-left="0.0138in" fo:padding-right="0.0138in" fo:wrap-option="wrap" draw:shadow="hidden" style:run-through="foreground"/>
    </style:style>
    <style:style style:name="gr6" style:family="graphic">
      <style:graphic-properties style:run-through="foreground"/>
    </style:style>
    <style:style style:name="gr7" style:family="graphic">
      <style:graphic-properties draw:stroke="none" draw:fill="none" draw:fill-color="#ffffff" draw:textarea-horizontal-align="justify" draw:textarea-vertical-align="middle" draw:auto-grow-height="false" draw:auto-grow-width="false" fo:padding-top="0.0138in" fo:padding-bottom="0.0138in" fo:padding-left="0.0138in" fo:padding-right="0.0138in" fo:wrap-option="wrap" draw:shadow="hidden" style:run-through="foreground"/>
    </style:style>
    <style:style style:name="gr8" style:family="graphic">
      <style:graphic-properties draw:stroke="none" draw:fill="none" draw:fill-color="#ffffff" draw:textarea-horizontal-align="left" draw:textarea-vertical-align="middle" draw:auto-grow-height="false" fo:padding-top="0.0902in" fo:padding-bottom="0.0902in" fo:padding-left="0.1736in" fo:padding-right="0.1736in" fo:wrap-option="wrap" draw:shadow="hidden" style:run-through="foregroun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g text:anchor-type="page" text:anchor-page-number="1" draw:z-index="0" draw:style-name="gr1">
        <draw:custom-shape draw:style-name="gr2" draw:text-style-name="P15" svg:width="7.2051in" svg:height="11.1425in" svg:x="0.7661in" svg:y="0.2917in">
          <text:p/>
          <draw:enhanced-geometry svg:viewBox="0 0 21600 21600" draw:type="rectangle" draw:enhanced-path="M 0 0 L 21600 0 21600 21600 0 21600 0 0 Z N"/>
        </draw:custom-shape>
        <draw:line draw:style-name="gr3" draw:text-style-name="P16" svg:x1="1.1134in" svg:y1="9.8508in" svg:x2="1.1134in" svg:y2="10.4516in">
          <text:p/>
        </draw:line>
        <draw:line draw:style-name="gr3" draw:text-style-name="P16" svg:x1="0.7709in" svg:y1="9.8598in" svg:x2="7.9638in" svg:y2="9.8598in">
          <text:p/>
        </draw:line>
        <draw:line draw:style-name="gr3" draw:text-style-name="P16" svg:x1="1.5591in" svg:y1="9.8626in" svg:x2="1.5591in" svg:y2="11.428in">
          <text:p/>
        </draw:line>
        <draw:line draw:style-name="gr3" draw:text-style-name="P16" svg:x1="2.5382in" svg:y1="9.8701in" svg:x2="2.5382in" svg:y2="11.4276in">
          <text:p/>
        </draw:line>
        <draw:line draw:style-name="gr3" draw:text-style-name="P16" svg:x1="3.1295in" svg:y1="9.8701in" svg:x2="3.1295in" svg:y2="11.4276in">
          <text:p/>
        </draw:line>
        <draw:line draw:style-name="gr3" draw:text-style-name="P16" svg:x1="3.5236in" svg:y1="9.8654in" svg:x2="3.5236in" svg:y2="11.4224in">
          <text:p/>
        </draw:line>
        <draw:line draw:style-name="gr3" draw:text-style-name="P16" svg:x1="6.4764in" svg:y1="10.4535in" svg:x2="6.4772in" svg:y2="10.839in">
          <text:p/>
        </draw:line>
        <draw:line draw:style-name="gr4" draw:text-style-name="P16" svg:x1="0.7709in" svg:y1="11.0409in" svg:x2="3.5161in" svg:y2="11.0409in">
          <text:p/>
        </draw:line>
        <draw:line draw:style-name="gr4" draw:text-style-name="P16" svg:x1="0.7709in" svg:y1="11.2374in" svg:x2="3.5161in" svg:y2="11.2374in">
          <text:p/>
        </draw:line>
        <draw:frame draw:style-name="gr5" draw:text-style-name="P18" svg:width="0.3177in" svg:height="0.1717in" svg:x="0.7854in" svg:y="10.2709in">
          <draw:text-box>
            <text:p text:style-name="P17"><text:span text:style-name="T22">Изм</text:span><text:span text:style-name="T23">.</text:span></text:p>
          </draw:text-box>
        </draw:frame>
        <draw:frame draw:style-name="gr5" draw:text-style-name="P19" svg:width="0.3961in" svg:height="0.1717in" svg:x="1.1445in" svg:y="10.2709in">
          <draw:text-box>
            <text:p text:style-name="P17"><text:span text:style-name="T24">Лист</text:span></text:p>
          </draw:text-box>
        </draw:frame>
        <draw:frame draw:style-name="gr5" draw:text-style-name="P21" svg:width="0.9268in" svg:height="0.1717in" svg:x="1.5823in" svg:y="10.2709in">
          <draw:text-box>
            <text:p text:style-name="P20"><text:span text:style-name="T24">№ </text:span><text:span text:style-name="T24">докум.</text:span></text:p>
          </draw:text-box>
        </draw:frame>
        <draw:frame draw:style-name="gr5" draw:text-style-name="P21" svg:width="0.5524in" svg:height="0.1717in" svg:x="2.5606in" svg:y="10.2709in">
          <draw:text-box>
            <text:p text:style-name="P20"><text:span text:style-name="T22">Подпись</text:span></text:p>
          </draw:text-box>
        </draw:frame>
        <draw:frame draw:style-name="gr5" draw:text-style-name="P21" svg:width="0.3598in" svg:height="0.1717in" svg:x="3.1445in" svg:y="10.2709in">
          <draw:text-box>
            <text:p text:style-name="P20"><text:span text:style-name="T24">Дата</text:span></text:p>
          </draw:text-box>
        </draw:frame>
        <draw:frame draw:style-name="gr5" draw:text-style-name="P22" svg:width="0.5307in" svg:height="0.1717in" svg:x="6.5043in" svg:y="10.4634in">
          <draw:text-box>
            <text:p text:style-name="P17"><text:span text:style-name="T25">лист</text:span></text:p>
          </draw:text-box>
        </draw:frame>
        <draw:frame draw:style-name="gr5" draw:text-style-name="P23" svg:width="0.5307in" svg:height="0.1724in" svg:x="6.5043in" svg:y="10.6669in">
          <draw:text-box>
            <text:p text:style-name="P17"><text:span text:style-name="T26">3</text:span></text:p>
          </draw:text-box>
        </draw:frame>
        <draw:frame draw:style-name="gr5" draw:text-style-name="P25" svg:width="4.3803in" svg:height="0.2657in" svg:x="3.5614in" svg:y="10.0307in">
          <draw:text-box>
            <text:p text:style-name="P24"><text:span text:style-name="T27">КП-АПИ(Ф)НГТУ-210201.65-(АВР09-1)-08-14</text:span></text:p>
          </draw:text-box>
        </draw:frame>
        <draw:line draw:style-name="gr3" draw:text-style-name="P16" svg:x1="0.7709in" svg:y1="10.45in" svg:x2="7.9638in" svg:y2="10.45in">
          <text:p/>
        </draw:line>
        <draw:line draw:style-name="gr3" draw:text-style-name="P16" svg:x1="0.7764in" svg:y1="10.2543in" svg:x2="3.5217in" svg:y2="10.2543in">
          <text:p/>
        </draw:line>
        <draw:line draw:style-name="gr4" draw:text-style-name="P16" svg:x1="0.7709in" svg:y1="10.0547in" svg:x2="3.5354in" svg:y2="10.0528in">
          <text:p/>
        </draw:line>
        <draw:line draw:style-name="gr4" draw:text-style-name="P16" svg:x1="0.7709in" svg:y1="10.8437in" svg:x2="3.5161in" svg:y2="10.8437in">
          <text:p/>
        </draw:line>
        <draw:line draw:style-name="gr4" draw:text-style-name="P16" svg:x1="0.7709in" svg:y1="10.6453in" svg:x2="3.5161in" svg:y2="10.6453in">
          <text:p/>
        </draw:line>
        <draw:g draw:style-name="gr6">
          <draw:frame draw:style-name="gr5" draw:text-style-name="P23" svg:width="0.7657in" svg:height="0.1717in" svg:x="0.7799in" svg:y="10.4689in">
            <draw:text-box>
              <text:p text:style-name="P20"><text:span text:style-name="T24">Разраб.</text:span></text:p>
            </draw:text-box>
          </draw:frame>
          <draw:frame draw:style-name="gr5" draw:text-style-name="P26" svg:width="0.9268in" svg:height="0.1717in" svg:x="1.5827in" svg:y="10.4689in">
            <draw:text-box>
              <text:p text:style-name="P20"><text:span text:style-name="T28">Муртазина Е.В.</text:span></text:p>
            </draw:text-box>
          </draw:frame>
        </draw:g>
        <draw:g draw:style-name="gr6">
          <draw:frame draw:style-name="gr5" draw:text-style-name="P21" svg:width="0.7657in" svg:height="0.1717in" svg:x="0.7799in" svg:y="10.6618in">
            <draw:text-box>
              <text:p text:style-name="P20"><text:span text:style-name="T24">Провер.</text:span></text:p>
            </draw:text-box>
          </draw:frame>
          <draw:frame draw:style-name="gr5" draw:text-style-name="P23" svg:width="0.9268in" svg:height="0.1717in" svg:x="1.5827in" svg:y="10.6618in">
            <draw:text-box>
              <text:p text:style-name="P20"><text:span text:style-name="T29">Лазарева Е.И.</text:span></text:p>
            </draw:text-box>
          </draw:frame>
        </draw:g>
        <draw:g draw:style-name="gr6">
          <draw:frame draw:style-name="gr7" draw:text-style-name="P20" svg:width="0.7657in" svg:height="0.1717in" svg:x="0.7799in" svg:y="10.8598in">
            <draw:text-box>
              <text:p/>
            </draw:text-box>
          </draw:frame>
          <draw:custom-shape draw:style-name="gr8" draw:text-style-name="P15" svg:width="0.9268in" svg:height="0.1717in" svg:x="1.5827in" svg:y="10.8606in">
            <text:p/>
            <draw:enhanced-geometry svg:viewBox="0 0 21600 21600" draw:type="mso-spt202" draw:enhanced-path="M 0 0 L 21600 0 21600 21600 0 21600 0 0 Z N"/>
          </draw:custom-shape>
        </draw:g>
        <draw:g draw:style-name="gr6">
          <draw:frame draw:style-name="gr5" draw:text-style-name="P21" svg:width="0.7657in" svg:height="0.1717in" svg:x="0.7799in" svg:y="11.052in">
            <draw:text-box>
              <text:p text:style-name="P20"><text:span text:style-name="T24">Н. Контр.</text:span></text:p>
            </draw:text-box>
          </draw:frame>
          <draw:custom-shape draw:style-name="gr8" draw:text-style-name="P15" svg:width="0.9268in" svg:height="0.1717in" svg:x="1.5827in" svg:y="11.0528in">
            <text:p/>
            <draw:enhanced-geometry svg:viewBox="0 0 21600 21600" draw:type="mso-spt202" draw:enhanced-path="M 0 0 L 21600 0 21600 21600 0 21600 0 0 Z N"/>
          </draw:custom-shape>
        </draw:g>
        <draw:g draw:style-name="gr6">
          <draw:frame draw:style-name="gr5" draw:text-style-name="P28" svg:width="0.7657in" svg:height="0.1717in" svg:x="0.7799in" svg:y="11.2445in">
            <draw:text-box>
              <text:p text:style-name="P27"><text:span text:style-name="T24">Утверд.</text:span></text:p>
            </draw:text-box>
          </draw:frame>
          <draw:custom-shape draw:style-name="gr8" draw:text-style-name="P15" svg:width="0.9268in" svg:height="0.1717in" svg:x="1.5827in" svg:y="11.2453in">
            <text:p/>
            <draw:enhanced-geometry svg:viewBox="0 0 21600 21600" draw:type="mso-spt202" draw:enhanced-path="M 0 0 L 21600 0 21600 21600 0 21600 0 0 Z N"/>
          </draw:custom-shape>
        </draw:g>
        <draw:line draw:style-name="gr3" draw:text-style-name="P16" svg:x1="5.8854in" svg:y1="10.4535in" svg:x2="5.8854in" svg:y2="11.4224in">
          <text:p/>
        </draw:line>
        <draw:frame draw:style-name="gr5" draw:text-style-name="P29" svg:width="2.2661in" svg:height="0.8961in" svg:x="3.5709in" svg:y="10.4945in">
          <draw:text-box>
            <text:p text:style-name="P24"><text:span text:style-name="T30">Пояснительная записка</text:span></text:p>
          </draw:text-box>
        </draw:frame>
        <draw:line draw:style-name="gr3" draw:text-style-name="P16" svg:x1="5.8898in" svg:y1="10.6472in" svg:x2="7.9677in" svg:y2="10.6472in">
          <text:p/>
        </draw:line>
        <draw:line draw:style-name="gr3" draw:text-style-name="P16" svg:x1="5.889in" svg:y1="10.8437in" svg:x2="7.9669in" svg:y2="10.8437in">
          <text:p/>
        </draw:line>
        <draw:line draw:style-name="gr3" draw:text-style-name="P16" svg:x1="7.0661in" svg:y1="10.4535in" svg:x2="7.0669in" svg:y2="10.839in">
          <text:p/>
        </draw:line>
        <draw:frame draw:style-name="gr5" draw:text-style-name="P30" svg:width="0.5307in" svg:height="0.1717in" svg:x="5.9154in" svg:y="10.4634in">
          <draw:text-box>
            <text:p text:style-name="P24"><text:span text:style-name="T25">лит</text:span></text:p>
          </draw:text-box>
        </draw:frame>
        <draw:frame draw:style-name="gr5" draw:text-style-name="P19" svg:width="0.8378in" svg:height="0.1717in" svg:x="7.098in" svg:y="10.4634in">
          <draw:text-box>
            <text:p text:style-name="P17"><text:span text:style-name="T22">листов</text:span></text:p>
          </draw:text-box>
        </draw:frame>
        <draw:frame draw:style-name="gr5" draw:text-style-name="P31" svg:width="0.8378in" svg:height="0.1717in" svg:x="7.1028in" svg:y="10.661in">
          <draw:text-box>
            <text:p text:style-name="P24"><text:span text:style-name="T31">27</text:span></text:p>
          </draw:text-box>
        </draw:frame>
        <draw:line draw:style-name="gr4" draw:text-style-name="P16" svg:x1="6.0827in" svg:y1="10.6516in" svg:x2="6.0827in" svg:y2="10.839in">
          <text:p/>
        </draw:line>
        <draw:line draw:style-name="gr4" draw:text-style-name="P16" svg:x1="6.2795in" svg:y1="10.652in" svg:x2="6.2795in" svg:y2="10.8394in">
          <text:p/>
        </draw:line>
        <draw:frame draw:style-name="gr5" draw:text-style-name="P32" svg:width="2.0205in" svg:height="0.2449in" svg:x="5.9154in" svg:y="11in">
          <draw:text-box>
            <text:p text:style-name="P24"><text:span text:style-name="T32">АВР09-1</text:span></text:p>
          </draw:text-box>
        </draw:frame>
      </draw:g>
      <text:p text:style-name="P1"/>
      <text:p text:style-name="P5">Содержание</text:p>
      <text:p text:style-name="P2">Введение ....<text:span text:style-name="T8">..............................................................................................................<text:tab/></text:span><text:span text:style-name="T17">4</text:span></text:p>
      <text:p text:style-name="P2">1. <text:span text:style-name="T20">Анализ исходных данных </text:span>..................................................................................<text:tab/><text:span text:style-name="T17">5</text:span></text:p>
      <text:p text:style-name="P2"><text:span text:style-name="T20">1</text:span>.<text:span text:style-name="T20">1</text:span> <text:span text:style-name="T20">Назначение проектируемого устройства </text:span>........................................................<text:tab/><text:span text:style-name="T8">5</text:span></text:p>
      <text:p text:style-name="P3"><text:span text:style-name="T20">1</text:span>.<text:span text:style-name="T20">2</text:span> <text:span text:style-name="T20">Принцип работы устройства </text:span><text:span text:style-name="T1">............................................................................<text:tab/></text:span><text:span text:style-name="T10">5</text:span></text:p>
      <text:p text:style-name="P4"><text:span text:style-name="T5">2</text:span><text:span text:style-name="T1">. </text:span><text:span text:style-name="T2">Выбор </text:span><text:span text:style-name="T5">типа и организационной формы производства </text:span><text:span text:style-name="T8">....................................<text:tab/></text:span><text:span text:style-name="T17">6</text:span></text:p>
      <text:p text:style-name="P6"><text:span text:style-name="T20">3</text:span>. <text:span text:style-name="T20">Оценка технологичности конструкции </text:span><text:span text:style-name="T3">…</text:span><text:span text:style-name="T5">................................</text:span><text:span text:style-name="T3">....................</text:span>.....<text:tab/><text:span text:style-name="T17">7</text:span></text:p>
      <text:p text:style-name="P7"><text:span text:style-name="T20">3</text:span>.<text:span text:style-name="T20">1</text:span> <text:span text:style-name="T20">Качественная оценка технологичности конструкции ..</text:span>.................................<text:tab/><text:span text:style-name="T17">7</text:span></text:p>
      <text:p text:style-name="P8"><text:span text:style-name="T20">3</text:span>.<text:span text:style-name="T20">2</text:span> <text:span text:style-name="T20">Количественная оценка технологичности конструкции </text:span>.......................<text:span text:style-name="T8">........<text:tab/></text:span><text:span text:style-name="T17">7</text:span></text:p>
      <text:p text:style-name="P9"><text:span text:style-name="T16">4. </text:span><text:span text:style-name="T7">Выбор метода изготовления печатной платы …...............................................</text:span><text:span text:style-name="T17">12</text:span></text:p>
      <text:p text:style-name="P13">5. Проектирование технологического процесса сборки узла ….........................<text:span text:style-name="T21">15</text:span></text:p>
      <text:p text:style-name="P13">6. Детализация процесса сборки ….......................................................................<text:span text:style-name="T21">18</text:span></text:p>
      <text:p text:style-name="P13">7. Нормирование сборочной операции ….............................................................<text:span text:style-name="T21">21</text:span></text:p>
      <text:p text:style-name="P13">8. Руководство по проверке модуля процессора …..............................................<text:span text:style-name="T21">22</text:span></text:p>
      <text:p text:style-name="P13">8.1 Общие указания …............................................................................................<text:span text:style-name="T21">22</text:span></text:p>
      <text:p text:style-name="P13">8.2 Подготовка модуля процессора к проверке …................................................<text:span text:style-name="T21">22</text:span></text:p>
      <text:p text:style-name="P13">8.3 Проверка модуля процессора ….......................................................................<text:span text:style-name="T21">23</text:span></text:p>
      <text:p text:style-name="P11">Заключение<text:span text:style-name="T19">...............................................................................................................<text:tab/></text:span>24</text:p>
      <text:p text:style-name="P12">Нормативные ссылки …..........................................................................................<text:span text:style-name="T21">25</text:span></text:p>
      <text:p text:style-name="P14"><text:span text:style-name="T6">Библиографический список...........</text:span>.........................................................................<text:tab/>2<text:span text:style-name="T21">7</text:span></text:p>
      <text:p text:style-name="P10">Приложения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2" svg:font-family="Mangal"/>
    <style:font-face style:name="T-FLEX Type A" svg:font-family="'T-FLEX Type A'" style:font-pitch="variable"/>
    <style:font-face style:name="T-FLEX Type B" svg:font-family="'T-FLEX Type B'" style:font-pitch="variable"/>
    <style:font-face style:name="Times New Roman1" svg:font-family="'Times New Roman'" style:font-pitch="variable"/>
    <style:font-face style:name="SimSun2" svg:font-family="SimSu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1" svg:font-family="Mangal" style:font-family-generic="swiss" style:font-pitch="variable"/>
    <style:font-face style:name="SimSun1" svg:font-family="SimSun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Mangal2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2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2" style:font-family-complex="Mang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6417in" style:type="center"/>
          <style:tab-stop style:position="7.2839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1965in" fo:margin-bottom="0.1965in" fo:margin-left="0.7874in" fo:margin-right="0.1965in" style:shadow="none" fo:background-color="transparent" style:writing-mode="lr-tb" style:footnote-max-height="0in">
        <style:background-image/>
        <style:columns fo:column-count="1" fo:column-gap="0in"/>
        <style:footnote-sep style:width="0.0071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6T15:17:45.864000000</meta:creation-date>
    <dc:date>2014-05-20T20:48:10.390761316</dc:date>
    <meta:editing-duration>PT1H36M7S</meta:editing-duration>
    <meta:editing-cycles>31</meta:editing-cycles>
    <meta:generator>LibreOffice/4.1.4.2$Linux_X86_64 LibreOffice_project/410m0$Build-2</meta:generator>
    <meta:print-date>2014-05-20T20:47:39.435907605</meta:print-date>
    <meta:document-statistic meta:table-count="0" meta:image-count="0" meta:object-count="0" meta:page-count="1" meta:paragraph-count="21" meta:word-count="107" meta:character-count="1962" meta:non-whitespace-character-count="1876"/>
  </office:meta>
</office:document-meta>
</file>